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87e5" officeooo:paragraph-rsid="000887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fit: gaussian plus a polynomial:</text:p>
      <text:p text:style-name="P1">Run nr: 1128 <text:s/>Peak position: 652.621 <text:s/>Peak sigma:0.889774</text:p>
      <text:p text:style-name="P1">Run nr: 1093 <text:s/>Peak position: 653.042 <text:s/>Peak sigma:0.758047</text:p>
      <text:p text:style-name="P1">Run nr: 1100 <text:s/>Peak position: 652.493 <text:s/>Peak sigma:0.897115</text:p>
      <text:p text:style-name="P1">Run nr: 1104 <text:s/>Peak position: 652.407 <text:s/>Peak sigma:0.940116</text:p>
      <text:p text:style-name="P1">Run nr: 1108 <text:s/>Peak position: 652.12 <text:s/>Peak sigma:0.945106</text:p>
      <text:p text:style-name="P1">Run nr: 1112 <text:s/>Peak position: 652.027 <text:s/>Peak sigma:0.917685</text:p>
      <text:p text:style-name="P1">Run nr: 1117 <text:s/>Peak position: 652.119 <text:s/>Peak sigma:0.937554</text:p>
      <text:p text:style-name="P1">Run nr: 1123 <text:s/>Peak position: 652.281 <text:s/>Peak sigma:0.90338</text:p>
      <text:p text:style-name="P1"/>
      <text:p text:style-name="P1">Note the difference between fitting a single gaussian compared to a more complete fit...</text:p>
      <text:p text:style-name="P1">-----------------------------------------------------</text:p>
      <text:p text:style-name="P1"/>
      <text:p text:style-name="P1">Copy the following into your x1 position offset file:</text:p>
      <text:p text:style-name="P1"><text:tab/><text:tab/><text:tab/><text:tab/>Assigned values 58Ni<text:tab/><text:tab/><text:tab/>Assigned values 90Zr</text:p>
      <text:p text:style-name="P1">1128 <text:s/>0<text:tab/><text:tab/><text:tab/>1127<text:tab/><text:tab/><text:tab/><text:tab/><text:tab/>1126<text:tab/><text:tab/></text:p>
      <text:p text:style-name="P1">1093 <text:s/>-0.420917<text:tab/><text:tab/>1097<text:tab/><text:tab/><text:tab/><text:tab/><text:tab/>1095</text:p>
      <text:p text:style-name="P1">1100 <text:s/>0.128391<text:tab/><text:tab/><text:tab/><text:tab/><text:tab/><text:tab/><text:tab/>1101<text:tab/></text:p>
      <text:p text:style-name="P1">1104 <text:s/>0.213787<text:tab/><text:tab/>1103</text:p>
      <text:p text:style-name="P1">1108 <text:s/>0.501379<text:tab/><text:tab/>1107<text:tab/><text:tab/><text:tab/><text:tab/><text:tab/>1106</text:p>
      <text:p text:style-name="P1">1112 <text:s/>0.593599<text:tab/><text:tab/>1111<text:tab/><text:tab/><text:tab/><text:tab/><text:tab/>1110</text:p>
      <text:p text:style-name="P1">1117 <text:s/>0.501844<text:tab/><text:tab/><text:tab/><text:tab/><text:tab/><text:tab/><text:tab/>1116</text:p>
      <text:p text:style-name="P1">1123 <text:s/>0.339974<text:tab/><text:tab/>1121<text:tab/><text:tab/><text:tab/><text:tab/><text:tab/>11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07:28:12.308181751</meta:creation-date>
    <dc:date>2018-04-18T07:35:35.677185108</dc:date>
    <meta:editing-duration>PT7M24S</meta:editing-duration>
    <meta:editing-cycles>1</meta:editing-cycles>
    <meta:document-statistic meta:table-count="0" meta:image-count="0" meta:object-count="0" meta:page-count="1" meta:paragraph-count="21" meta:word-count="129" meta:character-count="946" meta:non-whitespace-character-count="766"/>
    <meta:generator>LibreOffice/5.1.6.2$Linux_X86_64 LibreOffice_project/10m0$Build-2</meta:generator>
  </office:meta>
</office:document-meta>
</file>